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70000000ACA44FB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012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425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82cm" svg:y="1.12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 1" draw:style-name="gr2" draw:text-style-name="P1" svg:width="0.359cm" svg:height="0.513cm" svg:x="3.561cm" svg:y="2.323cm">
            <draw:image xlink:href="Pictures/10000001000000070000000ACA44FBDA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X</text:p>
            <draw:frame draw:z-index="4" draw:name="Image 2" draw:style-name="gr2" draw:text-style-name="P1" svg:width="0.359cm" svg:height="0.513cm" svg:x="0.331cm" svg:y="0.596cm">
              <draw:image xlink:href="Pictures/10000001000000070000000ACA44FBDA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23:08:28.835651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23:09:06.867002290</dc:date>
    <meta:editing-duration>PT14M2S</meta:editing-duration>
    <meta:editing-cycles>9</meta:editing-cycles>
    <meta:generator>LibreOffice/7.6.4.1$Linux_X86_64 LibreOffice_project/60$Build-1</meta:generator>
    <meta:document-statistic meta:table-count="1" meta:cell-count="16" meta:object-count="5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